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text-properties officeooo:rsid="001f45ac" officeooo:paragraph-rsid="001f45ac"/>
    </style:style>
    <style:style style:name="P44" style:family="paragraph" style:parent-style-name="Standard" style:list-style-name="L39">
      <style:text-properties officeooo:rsid="001f45ac" officeooo:paragraph-rsid="001f45ac"/>
    </style:style>
    <style:style style:name="P45" style:family="paragraph" style:parent-style-name="Standard" style:list-style-name="L3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P43">version 3.2.5</text:p>
      <text:list xml:id="list2959773819" text:style-name="L39">
        <text:list-item>
          <text:p text:style-name="P4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526717607" text:style-name="L1">
        <text:list-item>
          <text:p text:style-name="P6">Modified the test for newer version to accommodate the different strings returned by pip 18.1 and pip 19.0+</text:p>
        </text:list-item>
        <text:list-item>
          <text:p text:style-name="P6">Added ability to invoke PyOTE from PyMovie with an externally supplied csv file that is automatically opened.<text:line-break/></text:p>
        </text:list-item>
      </text:list>
      <text:p text:style-name="Standard">version 3.2.3</text:p>
      <text:list xml:id="list3464174404" text:style-name="L2">
        <text:list-item>
          <text:p text:style-name="P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Added support for the PyMovie csv format<text:line-break/></text:p>
        </text:list-item>
      </text:list>
      <text:p text:style-name="Standard">version 3.2.1</text:p>
      <text:list xml:id="list1700238800" text:style-name="L3">
        <text:list-item>
          <text:p text:style-name="P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513501472" text:style-name="L4">
        <text:list-item>
          <text:p text:style-name="P9">Changed GUI to better align text on min max edit boxes to avoid confusion.<text:line-break/></text:p>
        </text:list-item>
      </text:list>
      <text:p text:style-name="Standard">version 3.1.9</text:p>
      <text:list xml:id="list2936919240" text:style-name="L5">
        <text:list-item>
          <text:p text:style-name="P10">Fixed a bug in the test for a min/max solution search being constrained by a too large min value.<text:line-break/></text:p>
        </text:list-item>
      </text:list>
      <text:p text:style-name="Standard">version 3.1.8</text:p>
      <text:list xml:id="list1430438774" text:style-name="L6">
        <text:list-item>
          <text:p text:style-name="P11">version 3.1.7 was released without an updated version history. <text:s/>Here is what was changed in 3.1.7:<text:line-break/></text:p>
        </text:list-item>
        <text:list-item>
          <text:p text:style-name="P11"><text:soft-page-break/>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290798719" text:style-name="L7">
        <text:list-item>
          <text:p text:style-name="P12">Values entered in the Manual Timestamp Entry dialog box are now 'sticky', thus making corrections easy to do without requiring re-entry of all data. </text:p>
          <text:p text:style-name="P12"><text:line-break/>Also trapped is the case where a user has entered a custom frame time but failed to click the radio button indicating that it is to be used.<text:line-break/></text:p>
        </text:list-item>
      </text:list>
      <text:p text:style-name="Standard">version 3.1.5:</text:p>
      <text:list xml:id="list4252122086" text:style-name="L8">
        <text:list-item>
          <text:p text:style-name="P1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24378977" text:style-name="L9">
        <text:list-item>
          <text:p text:style-name="P14">Fixed error in new dropped reading detection logic when light curve was processed in field mode.<text:line-break/></text:p>
        </text:list-item>
        <text:list-item>
          <text:p text:style-name="P14">Cleaned up some language in tooltips.<text:line-break/></text:p>
        </text:list-item>
      </text:list>
      <text:p text:style-name="Standard">version 3.1.3:</text:p>
      <text:list xml:id="list3766570673" text:style-name="L10">
        <text:list-item>
          <text:p text:style-name="P1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5">Eliminated the 'entry num' column in the data matrix at the lower left of the GUI. The 'entry num' is unused and a possible source of confusion with the frame or field number for the unwary.<text:line-break/></text:p>
        </text:list-item>
        <text:list-item>
          <text:p text:style-name="P15">Added <text:span text:style-name="T10">all</text:span> the light curves read from the input file to the data matrix display. <text:s/>Previously, only the first light curve values were displayed. <text:s/>This is done in <text:soft-page-break/>anticipation of adding a 'write csv' button to memorialize the result of a manual timestamp entry.<text:line-break/></text:p>
        </text:list-item>
      </text:list>
      <text:p text:style-name="Standard">version 3.1.2:</text:p>
      <text:list xml:id="list3046905052" text:style-name="L11">
        <text:list-item>
          <text:p text:style-name="P1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589005279" text:style-name="L12">
        <text:list-item>
          <text:p text:style-name="P1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615912710" text:style-name="L13">
        <text:list-item>
          <text:p text:style-name="P1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039100442" text:style-name="L14">
        <text:list-item>
          <text:p text:style-name="P1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text:soft-page-break/>version 3.0.1:</text:p>
      <text:list xml:id="list2398661227" text:style-name="L15">
        <text:list-item>
          <text:p text:style-name="P2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351654460" text:style-name="L16">
        <text:list-item>
          <text:p text:style-name="P2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575000834" text:style-name="L17">
        <text:list-item>
          <text:p text:style-name="P2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879016357" text:style-name="L18">
        <text:list-item>
          <text:p text:style-name="P23">Disable the Accept integration button when user overrides an automatic block analysis with a manual block selection followed by a click on the Block integrate button.<text:line-break/></text:p>
        </text:list-item>
      </text:list>
      <text:p text:style-name="Standard">version 2.1.4:</text:p>
      <text:list xml:id="list1764402359" text:style-name="L19">
        <text:list-item>
          <text:p text:style-name="P24">Corrected a bug that kept manual selection of block integration from being performed after a refusal to accept the automatic block analysis results.<text:line-break/></text:p>
        </text:list-item>
      </text:list>
      <text:p text:style-name="Standard">version 2.1.3:</text:p>
      <text:list xml:id="list2701327113" text:style-name="L20">
        <text:list-item>
          <text:p text:style-name="P2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87074507" text:style-name="L21">
        <text:list-item>
          <text:p text:style-name="P2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479737499" text:style-name="L22">
        <text:list-item>
          <text:p text:style-name="P27">Added progress bar tracking of block integration analysis because it can take an extended amount of time to complete the analysis when the light curve has many points.<text:line-break/></text:p>
        </text:list-item>
      </text:list>
      <text:p text:style-name="Standard">version 2.1.0</text:p>
      <text:list xml:id="list2174216230" text:style-name="L23">
        <text:list-item>
          <text:p text:style-name="P2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text:soft-page-break/>use when the automation determination is invoked.<text:line-break/></text:p>
        </text:list-item>
      </text:list>
      <text:p text:style-name="Standard">version 2.0.9</text:p>
      <text:list xml:id="list3551511488" text:style-name="L24">
        <text:list-item>
          <text:p text:style-name="P29">Made the selection of Tooltip display 'sticky'</text:p>
        </text:list-item>
        <text:list-item>
          <text:p text:style-name="P29">Duration calculation when D and R span midnight now handled correctly</text:p>
        </text:list-item>
      </text:list>
      <text:p text:style-name="Standard"/>
      <text:p text:style-name="Standard">version 2.0.8</text:p>
      <text:list xml:id="list3966868901" text:style-name="L25">
        <text:list-item>
          <text:p text:style-name="P30">toolTips changed to invoke and display in a custom dialog box that can be moved and resized to better accommodate legacy displays</text:p>
        </text:list-item>
        <text:list-item>
          <text:p text:style-name="P30">Calc flash timing calculation fixed to properly deal with the non-integer frame numbers that can result from field processed csv files</text:p>
        </text:list-item>
        <text:list-item>
          <text:p text:style-name="P30">Flash timing has been verified to work with integrated light curves</text:p>
        </text:list-item>
        <text:list-item>
          <text:p text:style-name="P3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3042859006" text:style-name="L26">
        <text:list-item>
          <text:p text:style-name="P31">Adds a button to calculate the edge position of an LED timing flash.</text:p>
        </text:list-item>
        <text:list-item>
          <text:p text:style-name="P3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1">Adds a checkbox to force manual entry of timestamp info. <text:s/>This is useful when OCR on a VTI timed light curve has catastrophic errors. <text:s/>It is always employed when using LED flash timing.</text:p>
        </text:list-item>
      </text:list>
      <text:list xml:id="list3516905195" text:style-name="L27">
        <text:list-item>
          <text:p text:style-name="P3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117230969" text:style-name="L28">
        <text:list-item>
          <text:p text:style-name="P3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386850872" text:style-name="L29">
        <text:list-item>
          <text:p text:style-name="P34">files generated by pyote now contain PYOTE in the filename.<text:line-break/></text:p>
        </text:list-item>
        <text:list-item>
          <text:p text:style-name="P34">Timestamps can be corrupted to the point that a timeDelta of 0.0 can result. <text:s/><text:soft-page-break/>This version traps that event and reports it clearly --- 2.0.4 failed silently with a divide by zero exception<text:line-break/></text:p>
        </text:list-item>
      </text:list>
      <text:p text:style-name="Standard">version 2.0.4</text:p>
      <text:list xml:id="list2088737226" text:style-name="L30">
        <text:list-item>
          <text:p text:style-name="P3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566730028" text:style-name="L31">
        <text:list-item>
          <text:p text:style-name="P3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638819227" text:style-name="L32">
        <text:list-item>
          <text:p text:style-name="P3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280614783" text:style-name="L33">
        <text:list-item>
          <text:p text:style-name="P38">improved handling of D and R region selection so that one cannot enter an invalid configuration --- automatic corrections/changes are applied.<text:line-break/></text:p>
        </text:list-item>
        <text:list-item>
          <text:p text:style-name="P3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102107104" text:style-name="L34">
        <text:list-item>
          <text:p text:style-name="P3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149945210" text:style-name="L35">
        <text:list-item>
          <text:p text:style-name="P4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0"><text:soft-page-break/>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654606844" text:style-name="L36">
        <text:list-item>
          <text:p text:style-name="P4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320043306" text:style-name="L37">
        <text:list-item>
          <text:p text:style-name="P4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 loext:mime-type="image/png"/></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 loext:mime-type="image/png"/></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2765530994" text:style-name="L38">
        <text:list-item>
          <text:p text:style-name="P45">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meta:initial-creator>Robert Anderson</meta:initial-creator>
    <dc:creator>Robert Anderson</dc:creator>
    <meta:creation-date>2017-08-27T18:53:00Z</meta:creation-date>
    <dc:date>2019-08-20T12:22:32.111505741</dc:date>
    <meta:editing-cycles>61</meta:editing-cycles>
    <meta:editing-duration>PT18H31M49S</meta:editing-duration>
    <meta:document-statistic meta:table-count="0" meta:image-count="2" meta:object-count="0" meta:page-count="9" meta:paragraph-count="118" meta:word-count="3317" meta:character-count="19528" meta:non-whitespace-character-count="16249"/>
    <meta:template xlink:type="simple" xlink:actuate="onRequest" xlink:title="" xlink:href="Normal"/>
  </office:meta>
</office:document-meta>
</file>